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17cm"/>
    </style:style>
    <style:style style:name="Таблица1.1" style:family="table-row">
      <style:table-row-properties style:min-row-height="7.288cm"/>
    </style:style>
    <style:style style:name="Таблица1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officeooo:rsid="001597d1" officeooo:paragraph-rsid="001597d1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style:font-size-asian="12pt" style:font-size-complex="12p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597d1" officeooo:paragraph-rsid="001597d1"/>
    </style:style>
    <style:style style:name="T1" style:family="text">
      <style:text-properties fo:font-variant="normal" fo:text-transform="none" fo:color="#222222" loext:opacity="100%" fo:letter-spacing="normal" fo:font-style="normal" fo:font-weight="normal"/>
    </style:style>
    <style:style style:name="T2" style:family="text">
      <style:text-properties fo:font-variant="normal" fo:text-transform="none" fo:color="#222222" loext:opacity="100%" fo:letter-spacing="normal"/>
    </style:style>
    <style:style style:name="T3" style:family="text">
      <style:text-properties style:font-name="Arial1" fo:font-size="12pt" style:font-size-asian="12pt" style:font-size-complex="12pt" loext:padding="0cm" loext:border="none"/>
    </style:style>
    <style:style style:name="T4" style:family="text">
      <style:text-properties style:text-position="-8% 80%" style:font-name="Arial1" fo:font-size="12pt" style:font-size-asian="12pt" style:font-size-complex="1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</text:p>
      <text:p text:style-name="P2"><text:span text:style-name="T1">На вход алгоритма подаётся натуральное число N. Алгоритм строит по нему новое число R следующим образом.</text:span><text:line-break/><text:span text:style-name="T1">1. Строится двоичная запись числа N.</text:span><text:line-break/><text:span text:style-name="T1">2. К этой записи дописываются справа ещё два разряда по следующему правилу:</text:span><text:line-break/><text:span text:style-name="T1">а) складываются все цифры двоичной записи, и остаток от деления суммы на 2 дописывается в конец числа (справа). Например, запись 11100 преобразуется в запись 111001;</text:span><text:line-break/><text:span text:style-name="T1">б) над этой записью производятся те же действия – справа дописывается остаток от деления суммы цифр на 2.</text:span><text:line-break/><text:span text:style-name="T1">Полученная таким образом запись (в ней на два разряда больше, чем в записи исходного числа N) является двоичной записью искомого числа R.</text:span><text:line-break/><text:span text:style-name="T1">3. Результат переводится в десятичную систему и выводится на экран.</text:span><text:line-break/><text:span text:style-name="T1">Например, для исходного числа 1210</text:span><text:span text:style-name="T2"> </text:span><text:span text:style-name="T1">= 11002 результатом является число 1100002</text:span><text:span text:style-name="T2"> </text:span><text:span text:style-name="T1">= 4810, а для исходного числа 710</text:span><text:span text:style-name="T2"> </text:span><text:span text:style-name="T1">= 1112</text:span><text:span text:style-name="T2"> </text:span><text:span text:style-name="T1">это число 111102</text:span><text:span text:style-name="T2"> </text:span><text:span text:style-name="T1">= 3010.</text:span><text:line-break/><text:span text:style-name="T1">Укажите такое наименьшее число N, для которого результат работы алгоритма больше числа 253.</text:span><text:line-break/><text:span text:style-name="T1">В ответе запишите это число в десятичной системе счисления.</text:span> </text:p>
      <text:p text:style-name="P2"/>
      <text:p text:style-name="P2"/>
      <text:p text:style-name="P1">2.</text:p>
      <text:p text:style-name="P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><text:span text:style-name="T3">На вход алгоритма подаётся натуральное число N (N&gt; 2). Алгоритм строит по нему новое число R следующим образом.<text:line-break/>1. Строится троичная запись числа N.<text:line-break/>2. Далее эта запись обрабатывается по следующему правилу:<text:line-break/>a) если число N делится на 3, то к этой записи дописываются две последние троичные цифры;<text:line-break/>б) если число N на 3 не делится, то остаток от деления умножается на 3, переводится в троичную систему и дописывается в конец числа.<text:line-break/>Полученная таким образом запись является троичной записью искомого числа R.<text:line-break/>3. Результат переводится в десятичную систему и выводится на экран.<text:line-break/></text:span><text:span text:style-name="Emphasis"><text:span text:style-name="T3">Например</text:span></text:span><text:span text:style-name="T3">, для исходного числа 6</text:span><text:span text:style-name="T4">10</text:span><text:span text:style-name="T3"> = 20</text:span><text:span text:style-name="T4">3</text:span><text:span text:style-name="T3"> результатом является число 2020</text:span><text:span text:style-name="T4">3</text:span><text:span text:style-name="T3"> = 60</text:span><text:span text:style-name="T4">10</text:span><text:span text:style-name="T3">, а для исходного числа 4</text:span><text:span text:style-name="T4">10</text:span><text:span text:style-name="T3"> = 11</text:span><text:span text:style-name="T4">3</text:span><text:span text:style-name="T3"> это число 1110</text:span><text:span text:style-name="T4">3</text:span><text:span text:style-name="T3"> = 39</text:span><text:span text:style-name="T4">10</text:span><text:span text:style-name="T3">.<text:line-break/>Укажите максимальное число N, после обработки которого с помощью этого алгоритма получается число не превышающее 150.</text:span></text:p>
          </table:table-cell>
        </table:table-row>
      </table:table>
      <text:p text:style-name="P1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1:14:44.105000000</meta:creation-date>
    <dc:date>2025-05-20T11:16:23.223000000</dc:date>
    <meta:editing-duration>PT1M41S</meta:editing-duration>
    <meta:editing-cycles>1</meta:editing-cycles>
    <meta:document-statistic meta:table-count="1" meta:image-count="0" meta:object-count="0" meta:page-count="1" meta:paragraph-count="4" meta:word-count="290" meta:character-count="1824" meta:non-whitespace-character-count="1536"/>
    <meta:generator>LibreOffice/24.8.0.3$Windows_X86_64 LibreOffice_project/0bdf1299c94fe897b119f97f3c613e9dca6be583</meta:generator>
  </office:meta>
</office:document-meta>
</file>